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rsid="00043063" officeooo:paragraph-rsid="0008c864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43063" officeooo:paragraph-rsid="001be043" style:font-weight-asian="bold" style:font-weight-complex="bold"/>
    </style:style>
    <style:style style:name="P7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8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9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10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1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2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3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4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5" style:family="paragraph" style:parent-style-name="Table_20_Contents">
      <style:text-properties officeooo:rsid="00057938" officeooo:paragraph-rsid="00057938"/>
    </style:style>
    <style:style style:name="P16" style:family="paragraph" style:parent-style-name="Table_20_Contents">
      <style:text-properties officeooo:paragraph-rsid="00057938"/>
    </style:style>
    <style:style style:name="P17" style:family="paragraph" style:parent-style-name="Table_20_Contents">
      <style:text-properties officeooo:rsid="0006d046" officeooo:paragraph-rsid="0006d046"/>
    </style:style>
    <style:style style:name="P18" style:family="paragraph" style:parent-style-name="Table_20_Contents">
      <style:text-properties fo:background-color="#00a933"/>
    </style:style>
    <style:style style:name="P19" style:family="paragraph" style:parent-style-name="Table_20_Contents">
      <style:text-properties officeooo:rsid="00043063" officeooo:paragraph-rsid="00043063" fo:background-color="#00a933"/>
    </style:style>
    <style:style style:name="P20" style:family="paragraph" style:parent-style-name="Table_20_Contents">
      <style:text-properties officeooo:rsid="00043063" officeooo:paragraph-rsid="00043063" fo:background-color="#ffbf00"/>
    </style:style>
    <style:style style:name="P21" style:family="paragraph" style:parent-style-name="Table_20_Contents">
      <style:text-properties fo:background-color="#ffbf00"/>
    </style:style>
    <style:style style:name="P22" style:family="paragraph" style:parent-style-name="Table_20_Contents">
      <style:text-properties fo:background-color="#ff0000"/>
    </style:style>
    <style:style style:name="P23" style:family="paragraph" style:parent-style-name="Table_20_Contents">
      <style:text-properties officeooo:rsid="00043063" officeooo:paragraph-rsid="00043063" fo:background-color="#ff0000"/>
    </style:style>
    <style:style style:name="P24" style:family="paragraph" style:parent-style-name="Table_20_Contents">
      <style:text-properties officeooo:paragraph-rsid="001f2348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b987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63" style:font-weight-asian="normal" style:font-weight-complex="normal"/>
    </style:style>
    <style:style style:name="T8" style:family="text">
      <style:text-properties fo:font-weight="normal" officeooo:rsid="00057938" style:font-weight-asian="normal" style:font-weight-complex="normal"/>
    </style:style>
    <style:style style:name="T9" style:family="text">
      <style:text-properties fo:font-weight="normal" officeooo:rsid="0008c864" style:font-weight-asian="normal" style:font-weight-complex="normal"/>
    </style:style>
    <style:style style:name="T10" style:family="text">
      <style:text-properties fo:font-weight="normal" officeooo:rsid="001be043" style:font-weight-asian="normal" style:font-weight-complex="normal"/>
    </style:style>
    <style:style style:name="T11" style:family="text">
      <style:text-properties officeooo:rsid="00057938"/>
    </style:style>
    <style:style style:name="T12" style:family="text">
      <style:text-properties officeooo:rsid="0006d046"/>
    </style:style>
    <style:style style:name="T13" style:family="text">
      <style:text-properties officeooo:rsid="0008c864"/>
    </style:style>
    <style:style style:name="T14" style:family="text">
      <style:text-properties officeooo:rsid="000c95d9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43063" fo:background-color="transparent" loext:char-shading-value="0"/>
    </style:style>
    <style:style style:name="T17" style:family="text">
      <style:text-properties officeooo:rsid="0012a004" fo:background-color="transparent" loext:char-shading-value="0"/>
    </style:style>
    <style:style style:name="T18" style:family="text">
      <style:text-properties officeooo:rsid="00136315" fo:background-color="transparent" loext:char-shading-value="0"/>
    </style:style>
    <style:style style:name="T19" style:family="text">
      <style:text-properties officeooo:rsid="0013aff4" fo:background-color="transparent" loext:char-shading-value="0"/>
    </style:style>
    <style:style style:name="T20" style:family="text">
      <style:text-properties officeooo:rsid="001731c3" fo:background-color="transparent" loext:char-shading-value="0"/>
    </style:style>
    <style:style style:name="T21" style:family="text">
      <style:text-properties officeooo:rsid="0018b3e9" fo:background-color="transparent" loext:char-shading-value="0"/>
    </style:style>
    <style:style style:name="T22" style:family="text">
      <style:text-properties officeooo:rsid="001aa7b2" fo:background-color="transparent" loext:char-shading-value="0"/>
    </style:style>
    <style:style style:name="T23" style:family="text">
      <style:text-properties fo:background-color="#ff0000" loext:char-shading-value="0"/>
    </style:style>
    <style:style style:name="T24" style:family="text">
      <style:text-properties officeooo:rsid="00043063"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P18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P18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P18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20">&lt;varDeclaration&gt;</text:p>
          </table:table-cell>
          <table:table-cell table:style-name="Table1.B2" office:value-type="string">
            <text:p text:style-name="P3">&lt;<text:span text:style-name="T13">varFuncDeclaration</text:span>&gt; <text:span text:style-name="T9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P21">&lt;<text:span text:style-name="T1">funcDeclaration&gt;</text:span></text:p>
          </table:table-cell>
          <table:table-cell table:style-name="Table1.B2" office:value-type="string">
            <text:p text:style-name="P24">&lt;<text:span text:style-name="T13">varFuncDeclaration </text:span><text:span text:style-name="T1">&gt;</text:span><text:span text:style-name="T3"> PARENTHESIS_OPEN </text:span><text:span text:style-name="T7">&lt;params&gt;</text:span></text:p>
            <text:p text:style-name="P24"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P21">&lt;<text:span text:style-name="T13">varFuncDeclaration</text:span>&gt;</text:p>
            <text:p text:style-name="Table_20_Contents">// <text:span text:style-name="T13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3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19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20">&lt;classDeclaration&gt;</text:p>
          </table:table-cell>
          <table:table-cell table:style-name="Table1.B2" office:value-type="string">
            <text:p text:style-name="P1"><text:span text:style-name="T6">&lt;</text:span><text:span text:style-name="T9">static</text:span><text:span text:style-name="T6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P18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P18">&lt;<text:span text:style-name="T1">type&gt;</text:span></text:p>
          </table:table-cell>
          <table:table-cell table:style-name="Table1.B2" office:value-type="string">
            <text:p text:style-name="P9">VOID</text:p>
            <text:p text:style-name="P5"><text:span text:style-name="T13">| </text:span>ID</text:p>
          </table:table-cell>
        </table:table-row>
        <table:table-row>
          <table:table-cell table:style-name="Table1.A2" office:value-type="string">
            <text:p text:style-name="P22">&lt;<text:span text:style-name="T1">body&gt; </text:span><text:span text:style-name="T16">!! </text:span><text:span text:style-name="T17">cyclic ref</text:span><text:span text:style-name="T21">erence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P21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P18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P21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19">&lt;expression&gt;</text:p>
          </table:table-cell>
          <table:table-cell table:style-name="Table1.B2" office:value-type="string">
            <text:p text:style-name="P12">&lt;orExp&gt;</text:p>
          </table:table-cell>
        </table:table-row>
        <table:table-row>
          <table:table-cell table:style-name="Table1.A2" office:value-type="string">
            <text:p text:style-name="P18">&lt;<text:span text:style-name="T1">orExp&gt;</text:span></text:p>
          </table:table-cell>
          <table:table-cell table:style-name="Table1.B2" office:value-type="string">
            <text:p text:style-name="P12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P18">&lt;<text:span text:style-name="T1">andExp&gt;</text:span></text:p>
          </table:table-cell>
          <table:table-cell table:style-name="Table1.B2" office:value-type="string">
            <text:p text:style-name="P5">&lt;<text:span text:style-name="T6">equalExp&gt; (</text:span>AND<text:span text:style-name="T6"> &lt;equalExp)*</text:span></text:p>
          </table:table-cell>
        </table:table-row>
        <table:table-row>
          <table:table-cell table:style-name="Table1.A2" office:value-type="string">
            <text:p text:style-name="P21"><text:span text:style-name="T23">&lt;</text:span><text:span text:style-name="T24">equalExp&gt;</text:span><text:span text:style-name="T16"> !! </text:span><text:span text:style-name="T18">remember EqualOP</text:span></text:p>
          </table:table-cell>
          <table:table-cell table:style-name="Table1.B2" office:value-type="string">
            <text:p text:style-name="P12">&lt;sumExp&gt; (&lt;equalOp&gt; &lt;sumExp&gt;)*</text:p>
          </table:table-cell>
        </table:table-row>
        <table:table-row>
          <table:table-cell table:style-name="Table1.A2" office:value-type="string">
            <text:p text:style-name="P18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P22">&lt;<text:span text:style-name="T1">sumExp&gt;</text:span><text:span text:style-name="T16"> !! </text:span><text:span text:style-name="T19">remember </text:span><text:soft-page-break/><text:span text:style-name="T19">SumOP</text:span></text:p>
          </table:table-cell>
          <table:table-cell table:style-name="Table1.B2" office:value-type="string">
            <text:p text:style-name="P12">&lt;mulExp&gt; (&lt;sumOp&gt; &lt;mulExp&gt;)*</text:p>
          </table:table-cell>
        </table:table-row>
        <table:table-row>
          <table:table-cell table:style-name="Table1.A2" office:value-type="string">
            <text:p text:style-name="P19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23">&lt;mulExp&gt;<text:span text:style-name="T15"> !! </text:span><text:span text:style-name="T19">remember MulOp</text:span></text:p>
          </table:table-cell>
          <table:table-cell table:style-name="Table1.B2" office:value-type="string">
            <text:p text:style-name="P12">&lt;unaryExp&gt; (&lt;mulOp&gt; &lt;unaryExp&gt;)*</text:p>
          </table:table-cell>
        </table:table-row>
        <table:table-row>
          <table:table-cell table:style-name="Table1.A2" office:value-type="string">
            <text:p text:style-name="P18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P18">&lt;<text:span text:style-name="T1">unaryExp&gt;</text:span></text:p>
          </table:table-cell>
          <table:table-cell table:style-name="Table1.B2" office:value-type="string">
            <text:p text:style-name="P12">&lt;unaryOp&gt;? &lt;value&gt;</text:p>
          </table:table-cell>
        </table:table-row>
        <table:table-row>
          <table:table-cell table:style-name="Table1.A2" office:value-type="string">
            <text:p text:style-name="P19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19">&lt;value&gt;</text:p>
          </table:table-cell>
          <table:table-cell table:style-name="Table1.B2" office:value-type="string">
            <text:p text:style-name="P12">&lt;mutable&gt;</text:p>
            <text:p text:style-name="P12">| &lt;immutable&gt;</text:p>
          </table:table-cell>
        </table:table-row>
        <table:table-row>
          <table:table-cell table:style-name="Table1.A2" office:value-type="string">
            <text:p text:style-name="P18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P22">&lt;<text:span text:style-name="T1">immutable&gt;</text:span><text:span text:style-name="T16"> !! </text:span><text:span text:style-name="T20">cyclic ref</text:span><text:span text:style-name="T22">e</text:span><text:span text:style-name="T20">rence</text:span></text:p>
          </table:table-cell>
          <table:table-cell table:style-name="Table1.B2" office:value-type="string">
            <text:p text:style-name="P12">&lt;call&gt;</text:p>
            <text:p text:style-name="P5">| PARENTHESIS_OPEN <text:span text:style-name="T6">&lt;expression&gt; </text:span>PARENTHESIS_CLOSE</text:p>
            <text:p text:style-name="P5">| <text:span text:style-name="T6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8">| <text:span text:style-name="T14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6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6">&lt;<text:span text:style-name="T10">expression</text:span>&gt;<text:span text:style-name="T6">?</text:span> <text:span text:style-name="T6">(</text:span>SEPERATOR &lt;<text:span text:style-name="T10">expression</text:span>&gt;<text:span text:style-name="T6">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statement&gt;</text:span></text:p>
          </table:table-cell>
          <table:table-cell table:style-name="Table1.B2" office:value-type="string">
            <text:p text:style-name="P12">&lt;<text:span text:style-name="T11">body&gt;</text:span></text:p>
            <text:p text:style-name="P5"><text:span text:style-name="T11">| </text:span>&lt;<text:span text:style-name="T9">assign</text:span><text:span text:style-name="T11">&gt;</text:span></text:p>
            <text:p text:style-name="P7">| &lt;<text:span text:style-name="T6">ifStatement&gt;</text:span></text:p>
            <text:p text:style-name="P14">| &lt;returnStatement&gt;</text:p>
            <text:p text:style-name="P14">| &lt;whileStatement&gt;</text:p>
            <text:p text:style-name="P14">| &lt;forStatement&gt;</text:p>
            <text:p text:style-name="P7"><text:span text:style-name="T6">| &lt;call&gt; </text:span>STATEMENT_END</text:p>
            <text:p text:style-name="P14">| &lt;breakStatement&gt;</text:p>
            <text:p text:style-name="P14">| &lt;continueStatement&gt;</text:p>
          </table:table-cell>
        </table:table-row>
        <table:table-row>
          <table:table-cell table:style-name="Table1.A2" office:value-type="string">
            <text:p text:style-name="P15">&lt;<text:span text:style-name="T13">assign</text:span>&gt;</text:p>
          </table:table-cell>
          <table:table-cell table:style-name="Table1.B2" office:value-type="string">
            <text:p text:style-name="P13">&lt;<text:span text:style-name="T11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5">&lt;assignOp&gt;</text:p>
            <text:p text:style-name="P15">// ++ and -- don’t require an expression</text:p>
          </table:table-cell>
          <table:table-cell table:style-name="Table1.B2" office:value-type="string">
            <text:p text:style-name="P11">INCREMENT</text:p>
            <text:p text:style-name="P14">| <text:span text:style-name="T5">DECREMENT</text:span></text:p>
            <text:p text:style-name="P14">| &lt;valueAssignOp&gt; &lt;expression&gt;</text:p>
          </table:table-cell>
        </table:table-row>
        <table:table-row>
          <table:table-cell table:style-name="Table1.A2" office:value-type="string">
            <text:p text:style-name="P16">&lt;<text:span text:style-name="T11">valueAssignOp&gt; </text:span></text:p>
            <text:p text:style-name="P15">// assign to a value (with an expression)</text:p>
          </table:table-cell>
          <table:table-cell table:style-name="Table1.B2" office:value-type="string">
            <text:p text:style-name="P7">ASSIGN</text:p>
            <text:p text:style-name="P7">| ADD_ASSIGN</text:p>
            <text:p text:style-name="P7">| SUBTRACT_ASSIGN</text:p>
            <text:p text:style-name="P7">| MULTIPLY_ASSIGN</text:p>
            <text:p text:style-name="P7">| DIVISION_ASSIGN</text:p>
            <text:p text:style-name="P10">| MOD_ASSIGN</text:p>
          </table:table-cell>
        </table:table-row>
        <text:soft-page-break/>
        <table:table-row>
          <table:table-cell table:style-name="Table1.A2" office:value-type="string">
            <text:p text:style-name="Table_20_Contents">&lt;<text:span text:style-name="T11">ifStatement&gt;</text:span></text:p>
          </table:table-cell>
          <table:table-cell table:style-name="Table1.B2" office:value-type="string">
            <text:p text:style-name="P7">IF <text:s/><text:span text:style-name="T1">PARENTHESIS_OPEN &lt;</text:span><text:span text:style-name="T6">expression&gt; <text:s/></text:span><text:span text:style-name="T1">PARENTHESIS_</text:span>CLOSE <text:span text:style-name="T6">&lt;statement&gt; (</text:span>&lt;<text:span text:style-name="T6">elifStatement</text:span>&gt;<text:span text:style-name="T6">)* &lt;elseStatement&gt;?</text:span></text:p>
          </table:table-cell>
        </table:table-row>
        <table:table-row>
          <table:table-cell table:style-name="Table1.A2" office:value-type="string">
            <text:p text:style-name="P15">&lt;elifStatement&gt;</text:p>
          </table:table-cell>
          <table:table-cell table:style-name="Table1.B2" office:value-type="string">
            <text:p text:style-name="P7">ELIF <text:s/><text:span text:style-name="T1">PARENTHESIS_OPEN &lt;</text:span><text:span text:style-name="T6">expression&gt; <text:s/></text:span><text:span text:style-name="T1">PARENTHESIS_</text:span>CLO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elseStatement&gt;</text:span></text:p>
          </table:table-cell>
          <table:table-cell table:style-name="Table1.B2" office:value-type="string">
            <text:p text:style-name="P7">EL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returnStatement&gt;</text:span></text:p>
          </table:table-cell>
          <table:table-cell table:style-name="Table1.B2" office:value-type="string">
            <text:p text:style-name="P7">RETURN &lt;<text:span text:style-name="T6">expression</text:span>&gt;<text:span text:style-name="T6">?</text:span> STATEMENT_END</text:p>
          </table:table-cell>
        </table:table-row>
        <table:table-row>
          <table:table-cell table:style-name="Table1.A2" office:value-type="string">
            <text:p text:style-name="P15">&lt;<text:span text:style-name="T12">whileStatement&gt;</text:span></text:p>
          </table:table-cell>
          <table:table-cell table:style-name="Table1.B2" office:value-type="string">
            <text:p text:style-name="P8">WHILE <text:s/><text:span text:style-name="T1">PARENTHESIS</text:span>_OPEN<text:span text:style-name="T1"> &lt;</text:span><text:span text:style-name="T6">expression</text:span>&gt; <text:s/><text:span text:style-name="T1">PARENTHESIS_</text:span><text:span text:style-name="T11">CLOSE &lt;</text:span><text:span text:style-name="T6">statement</text:span>&gt;</text:p>
          </table:table-cell>
        </table:table-row>
        <table:table-row>
          <table:table-cell table:style-name="Table1.A2" office:value-type="string">
            <text:p text:style-name="P17">&lt;forStatement&gt;</text:p>
          </table:table-cell>
          <table:table-cell table:style-name="Table1.B2" office:value-type="string">
            <text:p text:style-name="P8">FOR <text:s/><text:span text:style-name="T1">PARENTHESIS</text:span>_OPEN<text:span text:style-name="T1"> &lt;</text:span><text:span text:style-name="T6">varDeclaration</text:span>&gt; <text:span text:style-name="T6">&lt;expression&gt;</text:span> <text:span text:style-name="T6">&lt;statement&gt;</text:span> <text:span text:style-name="T1">PARENTHESIS_</text:span><text:span text:style-name="T11">CLOSE </text:span><text:span text:style-name="T8">&lt;</text:span><text:span text:style-name="T6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breakStatement&gt;</text:span></text:p>
          </table:table-cell>
          <table:table-cell table:style-name="Table1.B2" office:value-type="string">
            <text:p text:style-name="P8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2">continueStatement&gt;</text:span></text:p>
          </table:table-cell>
          <table:table-cell table:style-name="Table1.B2" office:value-type="string">
            <text:p text:style-name="P8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30T10:58:37.571627131</dc:date>
    <meta:editing-duration>PT7H56M52S</meta:editing-duration>
    <meta:editing-cycles>22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78" meta:character-count="2469" meta:non-whitespace-character-count="2303"/>
  </office:meta>
</office:document-meta>
</file>